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ira Mono" svg:font-family="'Fira Mono', Consolas, Menlo, Monaco, 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Yandex Sans Display Light" svg:font-family="'Yandex Sans Display Light'"/>
  </office:font-face-decls>
  <office:automatic-styles>
    <style:style style:name="P1" style:family="paragraph" style:parent-style-name="Preformatted_20_Text">
      <style:text-properties fo:font-variant="normal" fo:text-transform="none" fo:color="#000000" loext:opacity="100%" style:font-name="Fira Mono" fo:font-size="10.5pt" fo:letter-spacing="normal" fo:font-style="normal" fo:font-weight="normal" officeooo:rsid="00094e19" officeooo:paragraph-rsid="00094e19"/>
    </style:style>
    <style:style style:name="P2" style:family="paragraph" style:parent-style-name="Standard">
      <style:text-properties officeooo:rsid="0002b0c6" officeooo:paragraph-rsid="0002b0c6"/>
    </style:style>
    <style:style style:name="P3" style:family="paragraph" style:parent-style-name="Standard">
      <style:text-properties officeooo:rsid="00044354" officeooo:paragraph-rsid="00044354"/>
    </style:style>
    <style:style style:name="P4" style:family="paragraph" style:parent-style-name="Standard">
      <style:text-properties fo:font-weight="bold" officeooo:rsid="00044354" officeooo:paragraph-rsid="00044354" style:font-weight-asian="bold" style:font-weight-complex="bold"/>
    </style:style>
    <style:style style:name="P5" style:family="paragraph" style:parent-style-name="Standard">
      <style:text-properties fo:font-variant="normal" fo:text-transform="none" fo:color="#000000" loext:opacity="100%" style:font-name="Yandex Sans Display Light" fo:font-size="15pt" fo:letter-spacing="normal" fo:font-style="normal" fo:font-weight="normal" officeooo:rsid="00094e19" officeooo:paragraph-rsid="00094e19"/>
    </style:style>
    <style:style style:name="P6" style:family="paragraph" style:parent-style-name="Standard">
      <style:text-properties fo:font-variant="normal" fo:text-transform="none" fo:color="#000000" loext:opacity="100%" style:font-name="Yandex Sans Display Light" fo:font-size="15pt" fo:letter-spacing="normal" fo:font-style="normal" fo:font-weight="normal" officeooo:rsid="000b4c08" officeooo:paragraph-rsid="000b4c08"/>
    </style:style>
    <style:style style:name="P7" style:family="paragraph" style:parent-style-name="Standard">
      <style:text-properties fo:font-variant="normal" fo:text-transform="none" fo:color="#ffffff" loext:opacity="100%" style:font-name="Droid Sans Mono" fo:font-size="12pt" fo:letter-spacing="normal" fo:font-style="normal" fo:font-weight="normal" officeooo:rsid="00094e19" officeooo:paragraph-rsid="00094e19" fo:background-color="#000000"/>
    </style:style>
    <style:style style:name="P8" style:family="paragraph" style:parent-style-name="Standard">
      <style:text-properties officeooo:rsid="000559e8" officeooo:paragraph-rsid="000559e8"/>
    </style:style>
    <style:style style:name="P9" style:family="paragraph" style:parent-style-name="Standard">
      <style:paragraph-properties fo:break-before="page"/>
      <style:text-properties officeooo:rsid="0006cc8d" officeooo:paragraph-rsid="0006cc8d"/>
    </style:style>
    <style:style style:name="P10" style:family="paragraph" style:parent-style-name="Standard">
      <style:text-properties officeooo:rsid="0006cc8d" officeooo:paragraph-rsid="0006cc8d"/>
    </style:style>
    <style:style style:name="P11" style:family="paragraph" style:parent-style-name="Standard">
      <style:text-properties officeooo:rsid="00084951" officeooo:paragraph-rsid="00084951"/>
    </style:style>
    <style:style style:name="P12" style:family="paragraph" style:parent-style-name="Standard">
      <style:text-properties officeooo:rsid="00094e19" officeooo:paragraph-rsid="00094e19"/>
    </style:style>
    <style:style style:name="P13" style:family="paragraph" style:parent-style-name="Standard">
      <style:text-properties fo:font-size="14pt" fo:font-weight="bold" officeooo:rsid="00094e19" officeooo:paragraph-rsid="00094e19" style:font-size-asian="14pt" style:font-weight-asian="bold" style:font-size-complex="14pt" style:font-weight-complex="bold"/>
    </style:style>
    <style:style style:name="P14" style:family="paragraph" style:parent-style-name="Standard">
      <style:paragraph-properties style:line-height-at-least="0.582cm"/>
      <style:text-properties fo:color="#ffffff" loext:opacity="100%" style:font-name="Droid Sans Mono" fo:font-size="12pt" fo:font-weight="normal" fo:background-color="#000000"/>
    </style:style>
    <style:style style:name="P15" style:family="paragraph" style:parent-style-name="Standard">
      <style:paragraph-properties style:line-height-at-least="0.582cm"/>
    </style:style>
    <style:style style:name="T1" style:family="text">
      <style:text-properties officeooo:rsid="0004435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4354" style:font-weight-asian="bold" style:font-weight-complex="bold"/>
    </style:style>
    <style:style style:name="T4" style:family="text">
      <style:text-properties officeooo:rsid="000559e8"/>
    </style:style>
    <style:style style:name="T5" style:family="text">
      <style:text-properties fo:color="#bbbbbb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Часть 1. Введение в фреймворк Django</text:p>
      <text:p text:style-name="P2">Требования к знаниям <text:span text:style-name="T1">по ИТ (сети, linux, протоколы)</text:span>:</text:p>
      <text:p text:style-name="P2">1. Как работает веб-клиент и веб-сервер.</text:p>
      <text:p text:style-name="P2">2. Протоколы HTTP, DNS</text:p>
      <text:p text:style-name="P2">3. Подключение к веб-серверу через telnet или nc (TCP-протокол)</text:p>
      <text:p text:style-name="P2">4. основной алгоритм веб — браузера</text:p>
      <text:p text:style-name="P3">5. Статичный и динамичный контент <text:s/>вебсервера</text:p>
      <text:p text:style-name="P2"><text:span text:style-name="T1">6</text:span>. <text:span text:style-name="T1">средства разработки и диагностики в браузере</text:span></text:p>
      <text:p text:style-name="P3">7. Способы организации сайтов (HTML, конструктор, CMS, фреймворк) </text:p>
      <text:p text:style-name="P3">Требования по программированию</text:p>
      <text:p text:style-name="P3">1. Python <text:span text:style-name="T4">3.10 </text:span></text:p>
      <text:p text:style-name="P3">2. <text:span text:style-name="T4">Виртуальное окружение</text:span></text:p>
      <text:p text:style-name="P3">3. <text:span text:style-name="T4">IDE Visual studio code</text:span></text:p>
      <text:p text:style-name="P8">наглядный пример</text:p>
      <text:p text:style-name="P8">.1 тестовая страница статичная с картинками и стилями</text:p>
      <text:p text:style-name="P8">2. тестовая страница динамическая (IP адрес, время, информация о браузере клиента и информация о прошлом запросе)</text:p>
      <text:p text:style-name="P3"/>
      <text:p text:style-name="P4">Тест входной на предварительные знания</text:p>
      <text:p text:style-name="P3"/>
      <text:p text:style-name="P3">Вводное обобщение необходимых требований и назначение:</text:p>
      <text:p text:style-name="P3"/>
      <text:p text:style-name="P3">Схема работы запросов (request) <text:s/>и ответов (response).</text:p>
      <text:p text:style-name="Standard">Сначала от клиента поступает запрос, например, он вводит в браузере адрес https://youtube.com. <text:span text:style-name="T3">DNS.</text:span><text:span text:style-name="T1"> </text:span><text:span text:style-name="T2">Информационные пакеты начинают двигаться в сторону сервера с сайтом Youtube. Вопрос о том, как они это делают, мы оставим в стороне, это называется маршрутизацией в сети Интернет </text:span><text:span text:style-name="T3">TCP/IP</text:span><text:span text:style-name="T2">.</text:span> Главное, что они доходят до сервера (то есть, компьютера), где расположен Youtube. На этом компьютере установлено специальное программное обеспечение – Web-сервер. Очень часто используют уже готовые разработки с открытым кодом: Apache и Nginx. Реже какие-либо свои программные продукты. Так вот, этот Web-сервер постоянно «слушает» каналы связи и в момент поступления запроса от пользователя должен перенаправить его на обработку соответствующему сайту (так как на одном сервере может находиться множество сайтов). Сайты способны по-разному обрабатывать входящие запросы, например, используя PHP и CGI скрипты, или же могут использоваться фреймворки, значительно упрощающие обработку запросов от клиентов сайта. В частности, Django – это и есть такой фреймворк, значительно упрощающий написание скриптов на языке Python. А взаимодействие с сервером происходит по интерфейсу WSGI, который передает обработку запроса в Django. При этом отрабатывает определенное представление, отвечающее за текущий запрос, и результатом обработки, как правило, является HTML-страница, которая сначала передается Web-серверу также по WSGI-интерфейсу, а он уже передает страницу конечному пользователю. Страница отображается в браузере клиента и он видит заветный сайт Youtube. Вот так в очень упрощенном виде происходит взаимодействие между пользователем, сервером и фреймворком.</text:p>
      <text:p text:style-name="P8">Подробнее с процессом можно ознакомится через интсрумент диагостики браузера</text:p>
      <text:p text:style-name="P8">Показать не перегруженные HTML элементами страницы — статичная и динамические.</text:p>
      <text:p text:style-name="P8">Упомянуть что эти же страницы можно просмотреть с помощью telnet</text:p>
      <text:p text:style-name="P8"/>
      <text:p text:style-name="P9">Создание первого проекта</text:p>
      <text:p text:style-name="P10"/>
      <text:p text:style-name="P10">Создание папки для проекта</text:p>
      <text:p text:style-name="P10">Создание виртуального оуружение</text:p>
      <text:p text:style-name="P10">Установка django</text:p>
      <text:p text:style-name="P10">создание проекта</text:p>
      <text:p text:style-name="P10">Выделение SECRET_KEY в отдельный файл</text:p>
      <text:p text:style-name="P10"/>
      <text:p text:style-name="P13">django-admin startproject name .</text:p>
      <text:p text:style-name="P10">установка django-dotenv .env</text:p>
      <text:p text:style-name="P10">.gitignore</text:p>
      <text:p text:style-name="P10">requerment.txt pip freeze</text:p>
      <text:p text:style-name="P10">запуск сервера в debug режиме</text:p>
      <text:p text:style-name="P11">файл настройки settings.py</text:p>
      <text:p text:style-name="P10"/>
      <text:p text:style-name="P11">Документация django</text:p>
      <text:p text:style-name="P11"><text:s/>основной гид и учебник по созданию первого приложения типа опросник.</text:p>
      <text:p text:style-name="P11"/>
      <text:p text:style-name="P12">И своё более сложное приложение «великие люди» справочник по великим людям в истории человечества.</text:p>
      <text:p text:style-name="P12"><text:s/>И попробуем объеденить эти два приложения в одном сайте показав мощь модульности фреймворка.</text:p>
      <text:p text:style-name="P12"/>
      <text:p text:style-name="P5">python manage.py startapp greatpeopl</text:p>
      <text:p text:style-name="P1">python<text:span text:style-name="T5"> </text:span>manage.py<text:span text:style-name="T5"> </text:span>startapp<text:span text:style-name="T5"> </text:span>polls</text:p>
      <text:p text:style-name="P5"/>
      <text:p text:style-name="P5">раскроем смысл работы сервера в режиме запрос ответственного</text:p>
      <text:p text:style-name="P5"/>
      <text:p text:style-name="P5"/>
      <text:p text:style-name="P5">набор командных</text:p>
      <text:p text:style-name="P5">1. python3 -m venv .venv</text:p>
      <text:p text:style-name="P5">2. source .venv/bin/activate</text:p>
      <text:p text:style-name="P5">3. pip install django</text:p>
      <text:p text:style-name="P5">4. django-admin startproject conf .</text:p>
      <text:p text:style-name="P5">5. pip install django-dotenv</text:p>
      <text:p text:style-name="P5">6. pip freeze &gt; requirment.txt</text:p>
      <text:p text:style-name="P5">7. touch .gitignore</text:p>
      <text:p text:style-name="P7">.venv/</text:p>
      <text:p text:style-name="P14">*.log</text:p>
      <text:p text:style-name="P14">*.pot</text:p>
      <text:p text:style-name="P14">*.pyc</text:p>
      <text:p text:style-name="P14">__pycache__/</text:p>
      <text:p text:style-name="P14">local_settings.py</text:p>
      <text:p text:style-name="P15"/>
      <text:p text:style-name="P14">.env</text:p>
      <text:p text:style-name="P14">db.sqlite3</text:p>
      <text:p text:style-name="P5"><text:soft-page-break/>8. python manage.py runserver</text:p>
      <text:p text:style-name="P5">9. python manage.py startapp polls</text:p>
      <text:p text:style-name="P6">10. python manage.py startapp greatepeop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ira Mono" svg:font-family="'Fira Mono', Consolas, Menlo, Monaco, 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Yandex Sans Display Light" svg:font-family="'Yandex Sans Display Light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21:50:24.253809308</meta:creation-date>
    <dc:date>2025-02-06T06:38:57.471764340</dc:date>
    <meta:editing-duration>PT6H33M9S</meta:editing-duration>
    <meta:editing-cycles>1</meta:editing-cycles>
    <meta:document-statistic meta:table-count="0" meta:image-count="0" meta:object-count="0" meta:page-count="3" meta:paragraph-count="61" meta:word-count="507" meta:character-count="3767" meta:non-whitespace-character-count="3311"/>
    <meta:generator>LibreOffice/7.3.7.2$Linux_X86_64 LibreOffice_project/30$Build-2</meta:generator>
  </office:meta>
</office:document-meta>
</file>